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/>
      <style:text-properties officeooo:paragraph-rsid="000af0bb"/>
    </style:style>
    <style:style style:name="P2" style:family="paragraph" style:parent-style-name="Standard" style:list-style-name="L1">
      <style:paragraph-properties fo:margin-top="0in" fo:margin-bottom="0in" loext:contextual-spacing="false" fo:line-height="100%"/>
      <style:text-properties officeooo:paragraph-rsid="000af0bb"/>
    </style:style>
    <style:style style:name="P3" style:family="paragraph" style:parent-style-name="Standard" style:list-style-name="L2">
      <style:paragraph-properties fo:margin-top="0in" fo:margin-bottom="0in" loext:contextual-spacing="false" fo:line-height="100%"/>
    </style:style>
    <style:style style:name="P4" style:family="paragraph" style:parent-style-name="Standard" style:list-style-name="L2">
      <style:paragraph-properties fo:margin-top="0in" fo:margin-bottom="0in" loext:contextual-spacing="false" fo:line-height="100%"/>
      <style:text-properties officeooo:paragraph-rsid="000c9134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0c9134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dffdb"/>
    </style:style>
    <style:style style:name="P7" style:family="paragraph" style:parent-style-name="Standard" style:list-style-name="L3">
      <style:paragraph-properties fo:margin-top="0in" fo:margin-bottom="0in" loext:contextual-spacing="false" fo:line-height="100%"/>
      <style:text-properties officeooo:paragraph-rsid="000dffdb"/>
    </style:style>
    <style:style style:name="P8" style:family="paragraph" style:parent-style-name="Standard" style:list-style-name="L4">
      <style:paragraph-properties fo:margin-top="0in" fo:margin-bottom="0in" loext:contextual-spacing="false"/>
      <style:text-properties officeooo:rsid="000ecc94" officeooo:paragraph-rsid="000ecc94"/>
    </style:style>
    <style:style style:name="P9" style:family="paragraph" style:parent-style-name="List_20_Bullet" style:list-style-name="WWNum2">
      <style:text-properties officeooo:paragraph-rsid="000af0bb"/>
    </style:style>
    <style:style style:name="P10" style:family="paragraph" style:parent-style-name="List_20_Bullet" style:list-style-name="WWNum2">
      <style:text-properties officeooo:rsid="000dffdb" officeooo:paragraph-rsid="000dffdb"/>
    </style:style>
    <style:style style:name="P11" style:family="paragraph" style:parent-style-name="Heading_20_1">
      <style:text-properties officeooo:paragraph-rsid="000af0bb"/>
    </style:style>
    <style:style style:name="P12" style:family="paragraph" style:parent-style-name="Heading_20_1">
      <style:text-properties officeooo:rsid="000ecc94" officeooo:paragraph-rsid="000ecc94"/>
    </style:style>
    <style:style style:name="P13" style:family="paragraph" style:parent-style-name="Heading_20_1">
      <style:paragraph-properties fo:margin-top="0in" fo:margin-bottom="0.1in" loext:contextual-spacing="false"/>
    </style:style>
    <style:style style:name="P14" style:family="paragraph" style:parent-style-name="Heading_20_1">
      <style:paragraph-properties fo:margin-top="0in" fo:margin-bottom="0.1in" loext:contextual-spacing="false"/>
      <style:text-properties officeooo:rsid="000af0bb" officeooo:paragraph-rsid="000af0bb"/>
    </style:style>
    <style:style style:name="P15" style:family="paragraph" style:parent-style-name="Heading_20_3">
      <style:paragraph-properties fo:line-height="100%"/>
      <style:text-properties officeooo:paragraph-rsid="000c9134"/>
    </style:style>
    <style:style style:name="P16" style:family="paragraph" style:parent-style-name="Heading_20_3" style:master-page-name="">
      <loext:graphic-properties draw:fill="none"/>
      <style:paragraph-properties fo:margin-left="0in" fo:margin-right="0in" fo:margin-top="0in" fo:margin-bottom="0.1in" loext:contextual-spacing="false" fo:line-height="100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officeooo:paragraph-rsid="000c9134"/>
    </style:style>
    <style:style style:name="P17" style:family="paragraph" style:parent-style-name="Heading_20_3">
      <style:paragraph-properties fo:margin-top="0in" fo:margin-bottom="0in" loext:contextual-spacing="false" fo:line-height="100%"/>
      <style:text-properties officeooo:paragraph-rsid="000dffdb"/>
    </style:style>
    <style:style style:name="P18" style:family="paragraph" style:parent-style-name="Title" style:master-page-name="First_20_Page">
      <style:paragraph-properties style:page-number="auto"/>
      <style:text-properties officeooo:paragraph-rsid="000a952c"/>
    </style:style>
    <style:style style:name="P19" style:family="paragraph" style:parent-style-name="Contact_20_Info">
      <style:paragraph-properties fo:margin-top="0.1098in" fo:margin-bottom="0.1in" loext:contextual-spacing="false"/>
      <style:text-properties officeooo:paragraph-rsid="000c9134"/>
    </style:style>
    <style:style style:name="P20" style:family="paragraph" style:parent-style-name="Footer">
      <style:paragraph-properties fo:margin-top="0in" fo:margin-bottom="0in" loext:contextual-spacing="false" fo:line-height="100%"/>
    </style:style>
    <style:style style:name="P21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23" style:family="paragraph" style:parent-style-name="Block_20_Text">
      <style:paragraph-properties fo:margin-top="0in" fo:margin-bottom="0.1in" loext:contextual-spacing="false" fo:line-height="100%"/>
      <style:text-properties fo:font-size="11pt" officeooo:paragraph-rsid="000af0bb" style:font-size-asian="11pt" style:font-size-complex="11pt"/>
    </style:style>
    <style:style style:name="P24" style:family="paragraph" style:parent-style-name="Block_20_Text">
      <style:paragraph-properties fo:margin-top="0in" fo:margin-bottom="0in" loext:contextual-spacing="false" fo:line-height="100%"/>
      <style:text-properties fo:font-size="11pt" officeooo:paragraph-rsid="000af0bb" style:font-size-asian="11pt" style:font-size-complex="11pt"/>
    </style:style>
    <style:style style:name="T1" style:family="text">
      <style:text-properties officeooo:rsid="000a952c"/>
    </style:style>
    <style:style style:name="T2" style:family="text">
      <style:text-properties officeooo:rsid="000af0bb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a952c" style:font-size-asian="12pt" style:font-size-complex="12pt"/>
    </style:style>
    <style:style style:name="T5" style:family="text">
      <style:text-properties fo:font-size="12pt" officeooo:rsid="000c9134" style:font-size-asian="12pt" style:font-size-complex="12pt"/>
    </style:style>
    <style:style style:name="T6" style:family="text">
      <style:text-properties fo:font-size="12pt" fo:font-style="normal" officeooo:rsid="000c9134" style:font-size-asian="12pt" style:font-style-asian="normal" style:font-size-complex="12pt" style:font-style-complex="normal"/>
    </style:style>
    <style:style style:name="T7" style:family="text">
      <style:text-properties fo:font-style="italic" officeooo:rsid="000ecc94" style:font-style-asian="italic" style:font-style-complex="italic"/>
    </style:style>
    <style:style style:name="T8" style:family="text">
      <style:text-properties fo:font-style="normal" officeooo:rsid="000b11f6" style:font-style-asian="normal" style:font-style-complex="normal"/>
    </style:style>
    <style:style style:name="T9" style:family="text">
      <style:text-properties fo:font-style="normal" officeooo:rsid="000c9134" style:font-style-asian="normal" style:font-style-complex="normal"/>
    </style:style>
    <style:style style:name="T10" style:family="text">
      <style:text-properties officeooo:rsid="000b11f6"/>
    </style:style>
    <style:style style:name="T11" style:family="text">
      <style:text-properties officeooo:rsid="000c9134"/>
    </style:style>
    <style:style style:name="T12" style:family="text">
      <style:text-properties fo:font-size="25pt" style:font-size-asian="25pt" style:font-size-complex="25pt"/>
    </style:style>
    <style:style style:name="T13" style:family="text">
      <style:text-properties fo:font-size="25pt" officeooo:rsid="00107b18" style:font-size-asian="25pt" style:font-size-complex="25pt"/>
    </style:style>
    <style:style style:name="T14" style:family="text">
      <style:text-properties officeooo:rsid="000dffdb"/>
    </style:style>
    <style:style style:name="T15" style:family="text">
      <style:text-properties fo:font-size="9pt" fo:font-style="italic" officeooo:rsid="000ecc94" style:font-size-asian="7.84999990463257pt" style:font-style-asian="italic" style:font-size-complex="9pt" style:font-style-complex="italic"/>
    </style:style>
    <style:style style:name="T16" style:family="text">
      <style:text-properties fo:font-size="9pt" fo:font-style="italic" officeooo:rsid="00107b18" style:font-size-asian="7.84999990463257pt" style:font-style-asian="italic" style:font-size-complex="9pt" style:font-style-complex="italic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0a952c" style:font-size-asian="9pt" style:font-size-complex="9pt"/>
    </style:style>
    <style:style style:name="T19" style:family="text">
      <style:text-properties fo:font-size="9pt" officeooo:rsid="000c9134" style:font-size-asian="9pt" style:font-size-complex="9pt"/>
    </style:style>
    <style:style style:name="T20" style:family="text">
      <style:text-properties fo:font-size="9pt" fo:font-style="normal" officeooo:rsid="000c9134" style:font-size-asian="9pt" style:font-style-asian="normal" style:font-size-complex="9pt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0a952c" style:font-size-asian="10pt" style:font-size-complex="10pt"/>
    </style:style>
    <style:style style:name="T23" style:family="text">
      <style:text-properties fo:font-size="10pt" officeooo:rsid="000c9134" style:font-size-asian="10pt" style:font-size-complex="10pt"/>
    </style:style>
    <style:style style:name="T24" style:family="text">
      <style:text-properties fo:font-size="10pt" fo:font-style="normal" officeooo:rsid="000c9134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oBack"/>[<text:span text:style-name="T12">Alonso Guti</text:span><text:span text:style-name="T13">e</text:span><text:span text:style-name="T12">rrez</text:span>]</text:p>
      <text:p text:style-name="P19"><text:span text:style-name="T4">Orlando</text:span><text:span text:style-name="T3">, </text:span><text:span text:style-name="T4">FL</text:span><text:span text:style-name="T3"> | </text:span><text:span text:style-name="T4">+1 (954) 513-9734</text:span><text:span text:style-name="T3"> | </text:span><text:a xlink:type="simple" xlink:href="https://www.redhoodtech.com/" text:style-name="Internet_20_link" text:visited-style-name="Visited_20_Internet_20_Link"><text:span text:style-name="T6">redhoodtech.com</text:span></text:a><text:span text:style-name="T5"> | </text:span><text:a xlink:type="simple" xlink:href="mailto:alonsogutierrez94@knights.ucf.edu" text:style-name="Internet_20_link" text:visited-style-name="Visited_20_Internet_20_Link"><text:span text:style-name="T5">alonsogutierrez94@knights.ucf.edu</text:span></text:a><text:span text:style-name="T5"> | </text:span><text:a xlink:type="simple" xlink:href="https://github.com/alonsojg" text:style-name="Internet_20_link" text:visited-style-name="Visited_20_Internet_20_Link"><text:span text:style-name="T5">Github</text:span></text:a><text:span text:style-name="T5"> | </text:span><text:a xlink:type="simple" xlink:href="http://www.linkedin.com/in/alonso-gutierrez" text:style-name="Internet_20_link" text:visited-style-name="Visited_20_Internet_20_Link"><text:span text:style-name="T5">Linkedin</text:span></text:a></text:p>
      <text:h text:style-name="P14" text:outline-level="1">Technical Skills</text:h>
      <text:p text:style-name="P24">Languages: Python 2.7/3.6, R, Sqlite, NoSQL, Git, JavaScript, HTML/CSS/XML/JSON</text:p>
      <text:p text:style-name="P24">Frameworks/Libraries: : Pandas, Numpy, Sklearn, Matplotlib, Zipline, d3.js, dimple.js.</text:p>
      <text:p text:style-name="P23"><text:span text:style-name="T2">Other: RStudio, GitHub, Jupyter Notebook, Quantopian, MongoDB, Google Cloud Platform.</text:span></text:p>
      <text:h text:style-name="P13" text:outline-level="1"><text:span text:style-name="T2">Project </text:span>Experience</text:h>
      <text:h text:style-name="P16" text:outline-level="3">[<text:span text:style-name="T10">Data </text:span>Wrangl<text:span text:style-name="T10">ing</text:span> OpenStreetMap]<text:tab/><text:tab/><text:tab/><text:tab/><text:tab/><text:tab/> <text:s text:c="2"/>[<text:a xlink:type="simple" xlink:href="https://github.com/alonsojg/Wrangle-OpenStreetMap-Data" text:style-name="Internet_20_link" text:visited-style-name="Visited_20_Internet_20_Link"><text:span text:style-name="T8">Link</text:span></text:a>] [<text:span text:style-name="T2">March 2017</text:span>]</text:h>
      <text:list xml:id="list1615238769" text:style-name="L1">
        <text:list-item>
          <text:p text:style-name="P2"><text:span text:style-name="T2">Cleaning and processing of OSM data with Python 2.7’s xml.etree, sqlite3 and regex modules.</text:span></text:p>
        </text:list-item>
        <text:list-item>
          <text:p text:style-name="P1">Deploying custom terminal interface to ease transition of top elements in data from XML format to an sqlite3 protocol database.</text:p>
        </text:list-item>
      </text:list>
      <text:h text:style-name="P15" text:outline-level="3">[<text:span text:style-name="T10">ML-Language Processing Enron Debacle Data</text:span>]<text:tab/><text:tab/><text:tab/> <text:s text:c="7"/>[<text:a xlink:type="simple" xlink:href="https://github.com/alonsojg/Identify-Fraud-from-Enron-Email" text:style-name="Internet_20_link" text:visited-style-name="Visited_20_Internet_20_Link"><text:span text:style-name="T14">Link</text:span></text:a>][<text:span text:style-name="T10">May 2017</text:span>]</text:h>
      <text:list xml:id="list358655644" text:style-name="L2">
        <text:list-item>
          <text:p text:style-name="P3">Interpret<text:span text:style-name="T11">ation</text:span> of the Enron scandal based on the companies' email data dumps publicized after the commercial-titan’s fall.</text:p>
        </text:list-item>
        <text:list-item>
          <text:p text:style-name="P4">Utilizing Python 2.7’s natural language toolkit (nltk) module, along with tf-idf technique for vocabulary pre-processing.</text:p>
        </text:list-item>
        <text:list-item>
          <text:p text:style-name="P4">Enhanced search ML classifier algorithms for machine learning, along with the primary component analysis, stratified data shuffling, grid-searching and score-based model-selection.</text:p>
        </text:list-item>
      </text:list>
      <text:p text:style-name="P5"/>
      <text:h text:style-name="P17" text:outline-level="3">[Analysis with R and Rstudio ]<text:tab/><text:tab/><text:tab/> <text:s text:c="7"/><text:tab/><text:tab/><text:tab/> <text:s text:c="7"/>[<text:a xlink:type="simple" xlink:href="https://github.com/alonsojg/Data_Analysis_with_R" text:style-name="Internet_20_link" text:visited-style-name="Visited_20_Internet_20_Link"><text:span text:style-name="T14">Link</text:span></text:a>][<text:span text:style-name="T10">May 2017</text:span>]</text:h>
      <text:p text:style-name="P6"/>
      <text:list xml:id="list1174397709" text:style-name="L3">
        <text:list-item>
          <text:p text:style-name="P7">Auditing and cleaning of bank loan data for exploratory purposes in loan fraud.</text:p>
        </text:list-item>
        <text:list-item>
          <text:p text:style-name="P7">Use of R and Rstudio for descriptive visualizations and simple statistics of this data’s features.</text:p>
        </text:list-item>
      </text:list>
      <text:p text:style-name="P6"/>
      <text:p text:style-name="P6">*<text:span text:style-name="T15">More projects are available </text:span><text:span text:style-name="T16">to preview on my sit.</text:span></text:p>
      <text:h text:style-name="P11" text:outline-level="1">Education</text:h>
      <text:list xml:id="list294134244" text:style-name="WWNum2">
        <text:list-item>
          <text:p text:style-name="P10">Bachelor’s in Mathematics at UCF <text:tab/> <text:s text:c="27"/>BS | August 2019 – 2021 (ongoing)</text:p>
        </text:list-item>
        <text:list-item>
          <text:p text:style-name="P9">Data Analyst Nanodegree at Udacity <text:s text:c="10"/>Online Certification | June 2017 – December 2017</text:p>
        </text:list-item>
        <text:list-item>
          <text:p text:style-name="P9">Associates in Arts at FIU <text:s text:c="39"/>AA | August 2012 – 2014</text:p>
        </text:list-item>
      </text:list>
      <text:h text:style-name="P12" text:outline-level="1">Work Experience</text:h>
      <text:list xml:id="list253352502" text:style-name="L4">
        <text:list-item>
          <text:p text:style-name="P8">Data Analyst Freelancer <text:tab/><text:tab/><text:tab/><text:tab/><text:tab/><text:tab/><text:tab/><text:tab/><text:tab/>Present</text:p>
        </text:list-item>
        <text:list-item>
          <text:p text:style-name="P8">Surgery Scope Technician <text:s text:c="7"/>Proendoscopy, LLC., Sunrise FL, U.S. | December 2015-201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Arial" fo:font-size="11pt" fo:language="en" fo:country="US" style:letter-kerning="false" style:font-name-asian="Arial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Arial" fo:font-size="11pt" fo:language="en" fo:country="US" style:letter-kerning="false" style:font-name-asian="Arial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11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125f6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F" style:font-family-generic-asian="system" style:font-pitch-asian="variable" style:font-size-asian="34pt" style:font-weight-asian="bold" style:font-name-complex="F" style:font-family-generic-complex="system" style:font-pitch-complex="variable" style:font-size-complex="28pt"/>
    </style:style>
    <style:style style:name="Contact_20_Info" style:display-name="Contact Info" style:family="paragraph" style:parent-style-name="Standard" style:default-outline-level="">
      <style:paragraph-properties fo:margin-top="0.111in" fo:margin-bottom="0.472in" loext:contextual-spacing="false" fo:line-height="100%"/>
      <style:text-properties fo:color="#125f6a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125f6a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F" style:font-family-generic-asian="system" style:font-pitch-asian="variable" style:font-size-asian="15pt" style:font-style-complex="italic"/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151c3a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 fo:line-height="100%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5c0d5" fo:border-bottom="0.51pt solid #25c0d5"/>
      <style:text-properties fo:color="#25c0d5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11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11in" loext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.111in" loext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.111in" loext:contextual-spacing="true" fo:text-indent="-0.2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11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11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11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11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.111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11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11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11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margin-top="0in" fo:margin-bottom="0in" loext:contextual-spacing="false" fo:line-height="100%" fo:text-indent="-0.75in" style:auto-text-indent="false" fo:background-color="#cccccc" fo:padding="0.0138in" fo:border="0.74pt solid #000000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 fo:line-height="100%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11in" loext:contextual-spacing="false"/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30%"/>
      <style:text-properties fo:color="#1b8f9f" fo:font-size="16pt" style:font-size-asian="16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F" style:font-family-generic-asian="system" style:font-pitch-asian="variable" style:font-size-asian="34pt" style:font-weight-asian="bold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25f6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25f6a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Heading_20_5_20_Char" style:display-name="Heading 5 Char" style:family="text" style:parent-style-name="Default_20_Paragraph_20_Font"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5c0d5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151c3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llowedHyperlink" style:family="text" style:parent-style-name="Default_20_Paragraph_20_Font">
      <style:text-properties fo:color="#684a93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5c0d5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5c0d5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5c0d5" fo:letter-spacing="0.0035in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125f6a"/>
    </style:style>
    <style:style style:name="ListLabel_20_11" style:display-name="ListLabel 11" style:family="text">
      <style:text-properties fo:font-size="11pt" style:font-size-asian="11pt"/>
    </style:style>
    <style:style style:name="ListLabel_20_12" style:display-name="ListLabel 12" style:family="text">
      <style:text-properties fo:font-size="11pt" style:font-size-asian="11pt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fo:color="#125f6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Footer">
      <style:paragraph-properties fo:margin-top="0in" fo:margin-bottom="0in" loext:contextual-spacing="false" fo:line-height="100%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page-layout style:name="Mpm1">
      <style:page-layout-properties fo:page-width="8.5in" fo:page-height="11in" style:num-format="1" style:print-orientation="portrait" fo:margin-top="0.95in" fo:margin-bottom="0.670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5in" fo:margin-bottom="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page-number text:select-page="current">2</text:page-number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39:00</meta:creation-date>
    <dc:date>2019-08-14T16:22:50.924769503</dc:date>
    <meta:editing-duration>PT7M28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257" meta:character-count="1913" meta:non-whitespace-character-count="1558"/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